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04cm"/>
    </style:style>
    <style:style style:name="co2" style:family="table-column">
      <style:table-column-properties fo:break-before="auto" style:column-width="4.634cm"/>
    </style:style>
    <style:style style:name="co3" style:family="table-column">
      <style:table-column-properties fo:break-before="auto" style:column-width="4.796cm"/>
    </style:style>
    <style:style style:name="co4" style:family="table-column">
      <style:table-column-properties fo:break-before="auto" style:column-width="5.95cm"/>
    </style:style>
    <style:style style:name="co5" style:family="table-column">
      <style:table-column-properties fo:break-before="auto" style:column-width="3.403cm"/>
    </style:style>
    <style:style style:name="co6" style:family="table-column">
      <style:table-column-properties fo:break-before="auto" style:column-width="4.26cm"/>
    </style:style>
    <style:style style:name="co7" style:family="table-column">
      <style:table-column-properties fo:break-before="auto" style:column-width="4.8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954cm" fo:break-before="auto" style:use-optimal-row-height="true"/>
    </style:style>
    <style:style style:name="ro2" style:family="table-row">
      <style:table-row-properties style:row-height="0.58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fo:font-size="11pt" style:font-size-asian="11pt" style:font-size-complex="11pt"/>
    </style:style>
    <style:style style:name="ce3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 style:data-style-name="N107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.101cm" svg:height="20.882cm" svg:x="6.905cm" svg:y="16.975cm">
            <draw:object draw:notify-on-update-of-ranges="Sheet1.A1:Sheet1.A1 Sheet1.A2:Sheet1.A9 Sheet1.C1:Sheet1.C1 Sheet1.C2:Sheet1.C9 Sheet1.D1:Sheet1.D1 Sheet1.D2:Sheet1.D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6.572cm" svg:height="20.353cm" svg:x="7.377cm" svg:y="38.672cm">
            <draw:object draw:notify-on-update-of-ranges="Sheet1.A2:Sheet1.A9 Sheet1.B1:Sheet1.B1 Sheet1.B2:Sheet1.B9 Sheet1.E1:Sheet1.E1 Sheet1.E2:Sheet1.E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32.555cm" svg:height="22.738cm" svg:x="37.928cm" svg:y="1.478cm">
            <draw:object draw:notify-on-update-of-ranges="Sheet1.A1:Sheet1.A1 Sheet1.A2:Sheet1.A9 Sheet1.F1:Sheet1.F1 Sheet1.F2:Sheet1.F9 Sheet1.G1:Sheet1.G1 Sheet1.G2:Sheet1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8"/>
        <table:table-column table:style-name="co7" table:default-cell-style-name="ce5"/>
        <table:table-row table:style-name="ro1">
          <table:table-cell table:style-name="ce1" office:value-type="string" calcext:value-type="string">
            <text:p>Nom du jeu</text:p>
          </table:table-cell>
          <table:table-cell table:style-name="ce1" office:value-type="string" calcext:value-type="string">
            <text:p>Abonnés du mod avec le plus d’abonnés</text:p>
          </table:table-cell>
          <table:table-cell table:style-name="ce1" office:value-type="string" calcext:value-type="string">
            <text:p>Nombre de joueurs réguliers en janvier 2020</text:p>
          </table:table-cell>
          <table:table-cell table:style-name="ce1" office:value-type="string" calcext:value-type="string">
            <text:p>Abonnés minimaux pour les 30 mods les plus populaires</text:p>
          </table:table-cell>
          <table:table-cell table:style-name="ce1" office:value-type="string" calcext:value-type="string">
            <text:p>Joueurs possédant le jeu</text:p>
          </table:table-cell>
          <table:table-cell table:style-name="ce1" office:value-type="string" calcext:value-type="string">
            <text:p>Pourcentage de joueurs ayant le mod le plus populaire</text:p>
          </table:table-cell>
          <table:table-cell table:style-name="ce1" office:value-type="string" calcext:value-type="string">
            <text:p>Joueurs réguliers ayant le mod le plus populaire</text:p>
          </table:table-cell>
        </table:table-row>
        <table:table-row table:style-name="ro2">
          <table:table-cell office:value-type="string" calcext:value-type="string">
            <text:p>Cities Skyline (2015)</text:p>
          </table:table-cell>
          <table:table-cell office:value-type="float" office:value="1327286" calcext:value-type="float">
            <text:p>1 327 286</text:p>
          </table:table-cell>
          <table:table-cell office:value-type="float" office:value="11532" calcext:value-type="float">
            <text:p>11 532</text:p>
          </table:table-cell>
          <table:table-cell office:value-type="float" office:value="300000" calcext:value-type="float">
            <text:p>300 000</text:p>
          </table:table-cell>
          <table:table-cell office:value-type="float" office:value="7500000" calcext:value-type="float">
            <text:p>7 500 000</text:p>
          </table:table-cell>
          <table:table-cell table:formula="of:=[.B2]/[.E2]" office:value-type="percentage" office:value="0.176971466666667" calcext:value-type="percentage">
            <text:p>17,7 %</text:p>
          </table:table-cell>
          <table:table-cell table:formula="of:=[.F2]*[.C2]" office:value-type="float" office:value="2040.8349536" calcext:value-type="float">
            <text:p>2 041</text:p>
          </table:table-cell>
        </table:table-row>
        <table:table-row table:style-name="ro2">
          <table:table-cell office:value-type="string" calcext:value-type="string">
            <text:p>Skyrim Special Edition (2011)</text:p>
          </table:table-cell>
          <table:table-cell office:value-type="float" office:value="1433952" calcext:value-type="float">
            <text:p>1 433 952</text:p>
          </table:table-cell>
          <table:table-cell office:value-type="float" office:value="14980" calcext:value-type="float">
            <text:p>14 980</text:p>
          </table:table-cell>
          <table:table-cell office:value-type="float" office:value="28700" calcext:value-type="float">
            <text:p>28 700</text:p>
          </table:table-cell>
          <table:table-cell office:value-type="float" office:value="3500000" calcext:value-type="float">
            <text:p>3 500 000</text:p>
          </table:table-cell>
          <table:table-cell table:formula="of:=[.B3]/[.E3]" office:value-type="percentage" office:value="0.409700571428571" calcext:value-type="percentage">
            <text:p>41,0 %</text:p>
          </table:table-cell>
          <table:table-cell table:formula="of:=[.F3]*[.C3]" office:value-type="float" office:value="6137.31456" calcext:value-type="float">
            <text:p>6 137</text:p>
          </table:table-cell>
        </table:table-row>
        <table:table-row table:style-name="ro2">
          <table:table-cell office:value-type="string" calcext:value-type="string">
            <text:p>Don’t Starve (2013)</text:p>
          </table:table-cell>
          <table:table-cell office:value-type="float" office:value="880788" calcext:value-type="float">
            <text:p>880 788</text:p>
          </table:table-cell>
          <table:table-cell office:value-type="float" office:value="14517" calcext:value-type="float">
            <text:p>14 517</text:p>
          </table:table-cell>
          <table:table-cell office:value-type="float" office:value="150000" calcext:value-type="float">
            <text:p>150 000</text:p>
          </table:table-cell>
          <table:table-cell office:value-type="float" office:value="7500000" calcext:value-type="float">
            <text:p>7 500 000</text:p>
          </table:table-cell>
          <table:table-cell table:formula="of:=[.B4]/[.E4]" office:value-type="percentage" office:value="0.1174384" calcext:value-type="percentage">
            <text:p>11,7 %</text:p>
          </table:table-cell>
          <table:table-cell table:formula="of:=[.F4]*[.C4]" office:value-type="float" office:value="1704.8532528" calcext:value-type="float">
            <text:p>1 705</text:p>
          </table:table-cell>
        </table:table-row>
        <table:table-row table:style-name="ro2">
          <table:table-cell office:value-type="string" calcext:value-type="string">
            <text:p>DotA 2 (2013)</text:p>
          </table:table-cell>
          <table:table-cell office:value-type="float" office:value="10811683" calcext:value-type="float">
            <text:p>10 811 683</text:p>
          </table:table-cell>
          <table:table-cell office:value-type="float" office:value="392539" calcext:value-type="float">
            <text:p>392 539</text:p>
          </table:table-cell>
          <table:table-cell office:value-type="float" office:value="1500000" calcext:value-type="float">
            <text:p>1 500 000</text:p>
          </table:table-cell>
          <table:table-cell office:value-type="float" office:value="150000000" calcext:value-type="float">
            <text:p>150 000 000</text:p>
          </table:table-cell>
          <table:table-cell table:formula="of:=[.B5]/[.E5]" office:value-type="percentage" office:value="0.0720778866666667" calcext:value-type="percentage">
            <text:p>7,2 %</text:p>
          </table:table-cell>
          <table:table-cell table:formula="of:=[.F5]*[.C5]" office:value-type="float" office:value="28293.3815542467" calcext:value-type="float">
            <text:p>28 293</text:p>
          </table:table-cell>
        </table:table-row>
        <table:table-row table:style-name="ro2">
          <table:table-cell office:value-type="string" calcext:value-type="string">
            <text:p>Divinity : Original Sin 2 (2017)</text:p>
          </table:table-cell>
          <table:table-cell office:value-type="float" office:value="150000" calcext:value-type="float">
            <text:p>150 000</text:p>
          </table:table-cell>
          <table:table-cell office:value-type="float" office:value="8873" calcext:value-type="float">
            <text:p>8 873</text:p>
          </table:table-cell>
          <table:table-cell office:value-type="float" office:value="70000" calcext:value-type="float">
            <text:p>70 000</text:p>
          </table:table-cell>
          <table:table-cell office:value-type="float" office:value="3500000" calcext:value-type="float">
            <text:p>3 500 000</text:p>
          </table:table-cell>
          <table:table-cell table:formula="of:=[.B6]/[.E6]" office:value-type="percentage" office:value="0.0428571428571429" calcext:value-type="percentage">
            <text:p>4,3 %</text:p>
          </table:table-cell>
          <table:table-cell table:formula="of:=[.F6]*[.C6]" office:value-type="float" office:value="380.271428571429" calcext:value-type="float">
            <text:p>380</text:p>
          </table:table-cell>
        </table:table-row>
        <table:table-row table:style-name="ro2">
          <table:table-cell office:value-type="string" calcext:value-type="string">
            <text:p>Ark Survival Evolved (2017)</text:p>
          </table:table-cell>
          <table:table-cell office:value-type="float" office:value="2487406" calcext:value-type="float">
            <text:p>2 487 406</text:p>
          </table:table-cell>
          <table:table-cell office:value-type="float" office:value="47829" calcext:value-type="float">
            <text:p>47 829</text:p>
          </table:table-cell>
          <table:table-cell office:value-type="float" office:value="410000" calcext:value-type="float">
            <text:p>410 000</text:p>
          </table:table-cell>
          <table:table-cell office:value-type="float" office:value="7500000" calcext:value-type="float">
            <text:p>7 500 000</text:p>
          </table:table-cell>
          <table:table-cell table:formula="of:=[.B7]/[.E7]" office:value-type="percentage" office:value="0.331654133333333" calcext:value-type="percentage">
            <text:p>33,2 %</text:p>
          </table:table-cell>
          <table:table-cell table:formula="of:=[.F7]*[.C7]" office:value-type="float" office:value="15862.6855432" calcext:value-type="float">
            <text:p>15 863</text:p>
          </table:table-cell>
        </table:table-row>
        <table:table-row table:style-name="ro2">
          <table:table-cell office:value-type="string" calcext:value-type="string">
            <text:p>Civilization VI (2016)</text:p>
          </table:table-cell>
          <table:table-cell office:value-type="float" office:value="297191" calcext:value-type="float">
            <text:p>297 191</text:p>
          </table:table-cell>
          <table:table-cell office:value-type="float" office:value="31567" calcext:value-type="float">
            <text:p>31 567</text:p>
          </table:table-cell>
          <table:table-cell office:value-type="float" office:value="54497" calcext:value-type="float">
            <text:p>54 497</text:p>
          </table:table-cell>
          <table:table-cell office:value-type="float" office:value="3500000" calcext:value-type="float">
            <text:p>3 500 000</text:p>
          </table:table-cell>
          <table:table-cell table:formula="of:=[.B8]/[.E8]" office:value-type="percentage" office:value="0.0849117142857143" calcext:value-type="percentage">
            <text:p>8,5 %</text:p>
          </table:table-cell>
          <table:table-cell table:formula="of:=[.F8]*[.C8]" office:value-type="float" office:value="2680.40808485714" calcext:value-type="float">
            <text:p>2 680</text:p>
          </table:table-cell>
        </table:table-row>
        <table:table-row table:style-name="ro2">
          <table:table-cell office:value-type="string" calcext:value-type="string">
            <text:p>Garry’s mod (2006)</text:p>
          </table:table-cell>
          <table:table-cell office:value-type="float" office:value="5366286" calcext:value-type="float">
            <text:p>5 366 286</text:p>
          </table:table-cell>
          <table:table-cell office:value-type="float" office:value="24346" calcext:value-type="float">
            <text:p>24 346</text:p>
          </table:table-cell>
          <table:table-cell office:value-type="float" office:value="1202348" calcext:value-type="float">
            <text:p>1 202 348</text:p>
          </table:table-cell>
          <table:table-cell office:value-type="float" office:value="15000000" calcext:value-type="float">
            <text:p>15 000 000</text:p>
          </table:table-cell>
          <table:table-cell table:formula="of:=[.B9]/[.E9]" office:value-type="percentage" office:value="0.3577524" calcext:value-type="percentage">
            <text:p>35,8 %</text:p>
          </table:table-cell>
          <table:table-cell table:formula="of:=[.F9]*[.C9]" office:value-type="float" office:value="8709.8399304" calcext:value-type="float">
            <text:p>8 710</text:p>
          </table:table-cell>
        </table:table-row>
        <table:table-row table:style-name="ro2">
          <table:table-cell office:value-type="string" calcext:value-type="string">
            <text:p>Minecraft</text:p>
          </table:table-cell>
          <table:table-cell table:style-name="ce4" table:number-columns-repeated="2"/>
          <table:table-cell table:style-name="ce6"/>
          <table:table-cell table:style-name="ce7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 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0T13:46:06.403239886</meta:creation-date>
    <dc:date>2020-02-20T16:30:40.700017939</dc:date>
    <meta:editing-duration>PT2H23M31S</meta:editing-duration>
    <meta:editing-cycles>26</meta:editing-cycles>
    <meta:generator>LibreOffice/6.4.0.3$Linux_X86_64 LibreOffice_project/40$Build-3</meta:generator>
    <meta:document-statistic meta:table-count="1" meta:cell-count="64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number:percentage-style style:name="N107">
      <number:number number:decimal-places="1" loext:min-decimal-places="1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overlap="4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3">
      <style:chart-properties chart:display-label="true" chart:tick-marks-minor-inner="false" chart:tick-marks-minor-outer="true" chart:logarithmic="false" chart:overlap="46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false" chart:data-label-number="value" chart:data-label-text="false" chart:data-label-symbol="false" chart:label-position="top"/>
      <style:graphic-properties draw:stroke="none" draw:fill-color="#6e9e29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556cm" svg:height="22.739cm" xlink:href=".." xlink:type="simple" chart:class="chart:bar" chart:style-name="ch1">
        <chart:legend chart:legend-position="end" svg:x="23.292cm" svg:y="10.837cm" style:legend-expansion="high" chart:style-name="ch2"/>
        <chart:plot-area chart:style-name="ch3" table:cell-range-address="Sheet1.A1:Sheet1.A9 Sheet1.F1:Sheet1.G9" chart:data-source-has-labels="both" svg:x="0.651cm" svg:y="0.454cm" svg:width="21.99cm" svg:height="21.831cm">
          <chartooo:coordinate-region svg:x="2.19cm" svg:y="0.454cm" svg:width="19.11cm" svg:height="17.875cm"/>
          <chart:axis chart:dimension="x" chart:name="primary-x" chart:style-name="ch4" chartooo:axis-type="auto">
            <chartooo:date-scale/>
            <chart:categories table:cell-range-address="Sheet1.A2:Sheet1.A9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axis chart:dimension="y" chart:name="secondary-y" chart:style-name="ch8"/>
          <chart:series chart:attached-axis="primary-y" chart:style-name="ch9" chart:values-cell-range-address="Sheet1.F2:Sheet1.F9" chart:label-cell-address="Sheet1.F1:Sheet1.F1" chart:class="chart:bar">
            <chart:data-point chart:repeated="8"/>
          </chart:series>
          <chart:series chart:attached-axis="secondary-y" chart:style-name="ch10" chart:values-cell-range-address="Sheet1.G2:Sheet1.G9" chart:label-cell-address="Sheet1.G1:Sheet1.G1" chart:class="chart:bar">
            <chart:data-point chart:repeated="7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urcentage de joueurs ayant le mod le plus populaire</text:p>
                <draw:g>
                  <svg:desc>Sheet1.F1:Sheet1.F1</svg:desc>
                </draw:g>
              </table:table-cell>
              <table:table-cell office:value-type="string">
                <text:p>Joueurs réguliers ayant le mod le plus populair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ties Skyline (2015)</text:p>
                <draw:g>
                  <svg:desc>Sheet1.A2:Sheet1.A9</svg:desc>
                </draw:g>
              </table:table-cell>
              <table:table-cell office:value-type="float" office:value="0.176971466666667">
                <text:p>0.176971466666667</text:p>
                <draw:g>
                  <svg:desc>Sheet1.F2:Sheet1.F9</svg:desc>
                </draw:g>
              </table:table-cell>
              <table:table-cell office:value-type="float" office:value="2040.8349536">
                <text:p>2040.8349536</text:p>
                <draw:g>
                  <svg:desc>Sheet1.G2:Sheet1.G9</svg:desc>
                </draw:g>
              </table:table-cell>
            </table:table-row>
            <table:table-row>
              <table:table-cell office:value-type="string">
                <text:p>Skyrim Special Edition (2011)</text:p>
              </table:table-cell>
              <table:table-cell office:value-type="float" office:value="0.409700571428571">
                <text:p>0.409700571428571</text:p>
              </table:table-cell>
              <table:table-cell office:value-type="float" office:value="6137.31456">
                <text:p>6137.31456</text:p>
              </table:table-cell>
            </table:table-row>
            <table:table-row>
              <table:table-cell office:value-type="string">
                <text:p>Don’t Starve (2013)</text:p>
              </table:table-cell>
              <table:table-cell office:value-type="float" office:value="0.1174384">
                <text:p>0.1174384</text:p>
              </table:table-cell>
              <table:table-cell office:value-type="float" office:value="1704.8532528">
                <text:p>1704.8532528</text:p>
              </table:table-cell>
            </table:table-row>
            <table:table-row>
              <table:table-cell office:value-type="string">
                <text:p>DotA 2 (2013)</text:p>
              </table:table-cell>
              <table:table-cell office:value-type="float" office:value="0.0720778866666667">
                <text:p>0.0720778866666667</text:p>
              </table:table-cell>
              <table:table-cell office:value-type="float" office:value="28293.3815542467">
                <text:p>28293.3815542467</text:p>
              </table:table-cell>
            </table:table-row>
            <table:table-row>
              <table:table-cell office:value-type="string">
                <text:p>Divinity : Original Sin 2 (2017)</text:p>
              </table:table-cell>
              <table:table-cell office:value-type="float" office:value="0.0428571428571429">
                <text:p>0.0428571428571429</text:p>
              </table:table-cell>
              <table:table-cell office:value-type="float" office:value="380.271428571429">
                <text:p>380.271428571429</text:p>
              </table:table-cell>
            </table:table-row>
            <table:table-row>
              <table:table-cell office:value-type="string">
                <text:p>Ark Survival Evolved (2017)</text:p>
              </table:table-cell>
              <table:table-cell office:value-type="float" office:value="0.331654133333333">
                <text:p>0.331654133333333</text:p>
              </table:table-cell>
              <table:table-cell office:value-type="float" office:value="15862.6855432">
                <text:p>15862.6855432</text:p>
              </table:table-cell>
            </table:table-row>
            <table:table-row>
              <table:table-cell office:value-type="string">
                <text:p>Civilization VI (2016)</text:p>
              </table:table-cell>
              <table:table-cell office:value-type="float" office:value="0.0849117142857143">
                <text:p>0.0849117142857143</text:p>
              </table:table-cell>
              <table:table-cell office:value-type="float" office:value="2680.40808485714">
                <text:p>2680.40808485714</text:p>
              </table:table-cell>
            </table:table-row>
            <table:table-row>
              <table:table-cell office:value-type="string">
                <text:p>Garry’s mod (2006)</text:p>
              </table:table-cell>
              <table:table-cell office:value-type="float" office:value="0.3577524">
                <text:p>0.3577524</text:p>
              </table:table-cell>
              <table:table-cell office:value-type="float" office:value="8709.8399304">
                <text:p>8709.8399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svg:stroke-color="#474747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3">
      <style:chart-properties chart:display-label="true" chart:tick-marks-minor-inner="false" chart:tick-marks-minor-outer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 chart:pie-offset="50" style:rotation-angle="317"/>
      <style:graphic-properties draw:stroke="none" draw:fill-color="#70b5da" dr3d:edge-rounding="5%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false" chart:data-label-number="value" chart:data-label-text="false" chart:data-label-symbol="false" style:rotation-angle="315"/>
      <style:graphic-properties draw:stroke="none" draw:fill-color="#6e9e29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102cm" svg:height="20.883cm" xlink:href=".." xlink:type="simple" chart:class="chart:bar" chart:style-name="ch1">
        <chart:legend chart:legend-position="end" svg:x="3.476cm" svg:y="2.398cm" style:legend-expansion="custom" chartooo:width="8.737cm" chartooo:height="1.577cm" style:legend-expansion-aspect-ratio="5.54026632847178" chart:style-name="ch2"/>
        <chart:plot-area chart:style-name="ch3" table:cell-range-address="Sheet1.A1:Sheet1.A9 Sheet1.C1:Sheet1.D9" chart:data-source-has-labels="both" svg:x="1.412cm" svg:y="2.03cm" svg:width="26.015cm" svg:height="17.501cm">
          <chartooo:coordinate-region svg:x="3.441cm" svg:y="2.221cm" svg:width="23.986cm" svg:height="13.545cm"/>
          <chart:axis chart:dimension="x" chart:name="primary-x" chart:style-name="ch4" chartooo:axis-type="auto">
            <chartooo:date-scale/>
            <chart:title svg:x="13.527cm" svg:y="19.949cm" chart:style-name="ch5">
              <text:p>Nom du jeu</text:p>
            </chart:title>
            <chart:categories table:cell-range-address="Sheet1.A2:Sheet1.A9"/>
          </chart:axis>
          <chart:axis chart:dimension="y" chart:name="primary-y" chart:style-name="ch6">
            <chart:title svg:x="0.297cm" svg:y="11.418cm" chart:style-name="ch7">
              <text:p>Joueur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Sheet1.C2:Sheet1.C9" chart:label-cell-address="Sheet1.C1:Sheet1.C1" chart:class="chart:bar">
            <chart:data-point chart:repeated="8"/>
          </chart:series>
          <chart:series chart:style-name="ch11" chart:values-cell-range-address="Sheet1.D2:Sheet1.D9" chart:label-cell-address="Sheet1.D1:Sheet1.D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e joueurs réguliers en janvier 2020</text:p>
                <draw:g>
                  <svg:desc>Sheet1.C1:Sheet1.C1</svg:desc>
                </draw:g>
              </table:table-cell>
              <table:table-cell office:value-type="string">
                <text:p>Abonnés minimaux pour les 30 mods les plus populaire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ties Skyline (2015)</text:p>
                <draw:g>
                  <svg:desc>Sheet1.A2:Sheet1.A9</svg:desc>
                </draw:g>
              </table:table-cell>
              <table:table-cell office:value-type="float" office:value="11532">
                <text:p>11532</text:p>
                <draw:g>
                  <svg:desc>Sheet1.C2:Sheet1.C9</svg:desc>
                </draw:g>
              </table:table-cell>
              <table:table-cell office:value-type="float" office:value="300000">
                <text:p>300000</text:p>
                <draw:g>
                  <svg:desc>Sheet1.D2:Sheet1.D9</svg:desc>
                </draw:g>
              </table:table-cell>
            </table:table-row>
            <table:table-row>
              <table:table-cell office:value-type="string">
                <text:p>Skyrim Special Edition (2011)</text:p>
              </table:table-cell>
              <table:table-cell office:value-type="float" office:value="14980">
                <text:p>14980</text:p>
              </table:table-cell>
              <table:table-cell office:value-type="float" office:value="28700">
                <text:p>28700</text:p>
              </table:table-cell>
            </table:table-row>
            <table:table-row>
              <table:table-cell office:value-type="string">
                <text:p>Don’t Starve (2013)</text:p>
              </table:table-cell>
              <table:table-cell office:value-type="float" office:value="14517">
                <text:p>14517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DotA 2 (2013)</text:p>
              </table:table-cell>
              <table:table-cell office:value-type="float" office:value="392539">
                <text:p>392539</text:p>
              </table:table-cell>
              <table:table-cell office:value-type="float" office:value="1500000">
                <text:p>1500000</text:p>
              </table:table-cell>
            </table:table-row>
            <table:table-row>
              <table:table-cell office:value-type="string">
                <text:p>Divinity : Original Sin 2 (2017)</text:p>
              </table:table-cell>
              <table:table-cell office:value-type="float" office:value="8873">
                <text:p>8873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Ark Survival Evolved (2017)</text:p>
              </table:table-cell>
              <table:table-cell office:value-type="float" office:value="47829">
                <text:p>47829</text:p>
              </table:table-cell>
              <table:table-cell office:value-type="float" office:value="410000">
                <text:p>410000</text:p>
              </table:table-cell>
            </table:table-row>
            <table:table-row>
              <table:table-cell office:value-type="string">
                <text:p>Civilization VI (2016)</text:p>
              </table:table-cell>
              <table:table-cell office:value-type="float" office:value="31567">
                <text:p>31567</text:p>
              </table:table-cell>
              <table:table-cell office:value-type="float" office:value="54497">
                <text:p>54497</text:p>
              </table:table-cell>
            </table:table-row>
            <table:table-row>
              <table:table-cell office:value-type="string">
                <text:p>Garry’s mod (2006)</text:p>
              </table:table-cell>
              <table:table-cell office:value-type="float" office:value="24346">
                <text:p>24346</text:p>
              </table:table-cell>
              <table:table-cell office:value-type="float" office:value="1202348">
                <text:p>12023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svg:stroke-color="#474747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3">
      <style:chart-properties chart:display-label="true" chart:tick-marks-minor-inner="false" chart:tick-marks-minor-outer="true" chart:logarithmic="true" chart:origin="0" chart:reverse-direction="false" text:line-break="false" loext:try-staggering-first="false" chart:link-data-style-to-source="false" chart:axis-position="0" chart:axis-label-position="outside-start" chart:tick-mark-position="at-axis"/>
      <style:graphic-properties draw:stroke-dash="Fine_20_Dotted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4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3">
      <style:chart-properties chart:link-data-style-to-source="false" chart:data-label-number="value" chart:data-label-text="false" chart:data-label-symbol="false" style:rotation-angle="315"/>
      <style:graphic-properties draw:stroke="none" draw:fill-color="#70b5da" dr3d:edge-rounding="5%"/>
      <style:text-properties fo:font-size="10pt" style:font-size-asian="10pt" style:font-size-complex="10pt"/>
    </style:style>
    <style:style style:name="ch12" style:family="chart" style:data-style-name="N3">
      <style:chart-properties chart:link-data-style-to-source="false" chart:data-label-number="value" chart:data-label-text="false" chart:data-label-symbol="false" style:rotation-angle="315"/>
      <style:graphic-properties draw:stroke="none" draw:fill-color="#6e9e29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573cm" svg:height="20.354cm" xlink:href=".." xlink:type="simple" chart:class="chart:bar" chart:style-name="ch1">
        <chart:legend chart:legend-position="end" svg:x="26.26cm" svg:y="1.045cm" style:legend-expansion="custom" chartooo:width="7.522cm" chartooo:height="2.486cm" style:legend-expansion-aspect-ratio="3.02574416733709" chart:style-name="ch2"/>
        <chart:plot-area chart:style-name="ch3" table:cell-range-address="Sheet1.A2:Sheet1.B9 Sheet1.A1:Sheet1.B1 Sheet1.E1:Sheet1.E9" chart:data-source-has-labels="both" svg:x="1.1cm" svg:y="0.445cm" svg:width="33.579cm" svg:height="17.624cm">
          <chartooo:coordinate-region svg:x="3.619cm" svg:y="0.637cm" svg:width="31.06cm" svg:height="13.668cm"/>
          <chart:axis chart:dimension="x" chart:name="primary-x" chart:style-name="ch4" chartooo:axis-type="auto">
            <chartooo:date-scale/>
            <chart:title svg:x="16.997cm" svg:y="18.477cm" chart:style-name="ch5">
              <text:p>Nom du jeu</text:p>
            </chart:title>
            <chart:categories table:cell-range-address="Sheet1.A2:Sheet1.A9"/>
          </chart:axis>
          <chart:axis chart:dimension="y" chart:name="primary-y" chart:style-name="ch6">
            <chart:title svg:x="0.001cm" svg:y="9.895cm" chart:style-name="ch7">
              <text:p>Joueurs</text:p>
            </chart:title>
            <chart:grid chart:style-name="ch8" chart:class="major"/>
            <chart:grid chart:style-name="ch9" chart:class="minor"/>
          </chart:axis>
          <chart:axis chart:dimension="y" chart:name="secondary-y" chart:style-name="ch10"/>
          <chart:series chart:attached-axis="primary-y" chart:style-name="ch11" chart:values-cell-range-address="Sheet1.B2:Sheet1.B9" chart:label-cell-address="Sheet1.B1:Sheet1.B1" chart:class="chart:bar">
            <chart:data-point chart:repeated="8"/>
          </chart:series>
          <chart:series chart:attached-axis="primary-y" chart:style-name="ch12" chart:values-cell-range-address="Sheet1.E2:Sheet1.E9" chart:label-cell-address="Sheet1.E1:Sheet1.E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onnés du mod avec le plus d’abonnés</text:p>
                <draw:g>
                  <svg:desc>Sheet1.B1:Sheet1.B1</svg:desc>
                </draw:g>
              </table:table-cell>
              <table:table-cell office:value-type="string">
                <text:p>Joueurs possédant le jeu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ties Skyline (2015)</text:p>
                <draw:g>
                  <svg:desc>Sheet1.A2:Sheet1.A9</svg:desc>
                </draw:g>
              </table:table-cell>
              <table:table-cell office:value-type="float" office:value="1327286">
                <text:p>1327286</text:p>
                <draw:g>
                  <svg:desc>Sheet1.B2:Sheet1.B9</svg:desc>
                </draw:g>
              </table:table-cell>
              <table:table-cell office:value-type="float" office:value="7500000">
                <text:p>7500000</text:p>
                <draw:g>
                  <svg:desc>Sheet1.E2:Sheet1.E9</svg:desc>
                </draw:g>
              </table:table-cell>
            </table:table-row>
            <table:table-row>
              <table:table-cell office:value-type="string">
                <text:p>Skyrim Special Edition (2011)</text:p>
              </table:table-cell>
              <table:table-cell office:value-type="float" office:value="1433952">
                <text:p>1433952</text:p>
              </table:table-cell>
              <table:table-cell office:value-type="float" office:value="3500000">
                <text:p>3500000</text:p>
              </table:table-cell>
            </table:table-row>
            <table:table-row>
              <table:table-cell office:value-type="string">
                <text:p>Don’t Starve (2013)</text:p>
              </table:table-cell>
              <table:table-cell office:value-type="float" office:value="880788">
                <text:p>880788</text:p>
              </table:table-cell>
              <table:table-cell office:value-type="float" office:value="7500000">
                <text:p>7500000</text:p>
              </table:table-cell>
            </table:table-row>
            <table:table-row>
              <table:table-cell office:value-type="string">
                <text:p>DotA 2 (2013)</text:p>
              </table:table-cell>
              <table:table-cell office:value-type="float" office:value="10811683">
                <text:p>10811683</text:p>
              </table:table-cell>
              <table:table-cell office:value-type="float" office:value="150000000">
                <text:p>150000000</text:p>
              </table:table-cell>
            </table:table-row>
            <table:table-row>
              <table:table-cell office:value-type="string">
                <text:p>Divinity : Original Sin 2 (2017)</text:p>
              </table:table-cell>
              <table:table-cell office:value-type="float" office:value="150000">
                <text:p>150000</text:p>
              </table:table-cell>
              <table:table-cell office:value-type="float" office:value="3500000">
                <text:p>3500000</text:p>
              </table:table-cell>
            </table:table-row>
            <table:table-row>
              <table:table-cell office:value-type="string">
                <text:p>Ark Survival Evolved (2017)</text:p>
              </table:table-cell>
              <table:table-cell office:value-type="float" office:value="2487406">
                <text:p>2487406</text:p>
              </table:table-cell>
              <table:table-cell office:value-type="float" office:value="7500000">
                <text:p>7500000</text:p>
              </table:table-cell>
            </table:table-row>
            <table:table-row>
              <table:table-cell office:value-type="string">
                <text:p>Civilization VI (2016)</text:p>
              </table:table-cell>
              <table:table-cell office:value-type="float" office:value="297191">
                <text:p>297191</text:p>
              </table:table-cell>
              <table:table-cell office:value-type="float" office:value="3500000">
                <text:p>3500000</text:p>
              </table:table-cell>
            </table:table-row>
            <table:table-row>
              <table:table-cell office:value-type="string">
                <text:p>Garry’s mod (2006)</text:p>
              </table:table-cell>
              <table:table-cell office:value-type="float" office:value="5366286">
                <text:p>5366286</text:p>
              </table:table-cell>
              <table:table-cell office:value-type="float" office:value="15000000">
                <text:p>150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stroke-dash draw:name="Fine_20_Dotted" draw:display-name="Fine Dotted" draw:style="rect" draw:dots1="1" draw:distance="0.457cm"/>
  </office:styles>
</office:document-styles>
</file>